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70000015C41E1F4D0D92811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11.333cm" style:rel-column-width="43690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officeooo:paragraph-rsid="001b910e"/>
    </style:style>
    <style:style style:name="T1" style:family="text">
      <style:text-properties officeooo:rsid="001a77ba"/>
    </style:style>
    <style:style style:name="T2" style:family="text">
      <style:text-properties officeooo:rsid="001b910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draw:frame draw:style-name="fr1" draw:name="Imagen1" text:anchor-type="as-char" svg:width="5.472cm" svg:height="8.243cm" draw:z-index="0"><draw:image xlink:href="Pictures/10000201000000E70000015C41E1F4D0D92811EF.png" xlink:type="simple" xlink:show="embed" xlink:actuate="onLoad" loext:mime-type="image/png"/></draw:frame></text:p>
          </table:table-cell>
          <table:table-cell table:style-name="Tabla1.B1" office:value-type="string">
            <text:p text:style-name="Table_20_Contents">V = { 1, 2, 3, 4, 5, 6 }</text:p>
            <text:p text:style-name="Table_20_Contents"/>
            <text:p text:style-name="P1">A = { <text:span text:style-name="T2">(</text:span>1,1<text:span text:style-name="T2">)</text:span>, <text:span text:style-name="T2">(</text:span>1,2<text:span text:style-name="T2">)</text:span>, <text:span text:style-name="T2">(</text:span>1,<text:span text:style-name="T1">3)</text:span>, <text:span text:style-name="T2">(</text:span>2,3<text:span text:style-name="T2">)</text:span>, <text:span text:style-name="T2">(</text:span>2,<text:span text:style-name="T1">4)</text:span>, <text:span text:style-name="T2">(2</text:span>,5<text:span text:style-name="T2">)</text:span> }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24:55.511872039</meta:creation-date>
    <dc:date>2018-11-29T10:40:33.181228936</dc:date>
    <meta:editing-duration>PT3M45S</meta:editing-duration>
    <meta:editing-cycles>3</meta:editing-cycles>
    <meta:generator>LibreOffice/6.0.6.2$Linux_X86_64 LibreOffice_project/00m0$Build-2</meta:generator>
    <meta:document-statistic meta:table-count="1" meta:image-count="1" meta:object-count="0" meta:page-count="1" meta:paragraph-count="3" meta:word-count="20" meta:character-count="73" meta:non-whitespace-character-count="54"/>
  </office:meta>
</office:document-meta>
</file>